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3cm" fo:min-width="5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7.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5.1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3.1cm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5cm" fo:min-width="4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5cm" fo:min-width="5.1cm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9cm" fo:min-width="5.27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-color="#ffffff"/>
      <style:paragraph-properties fo:line-height="150%"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2.5cm" svg:height="5.1cm" svg:x="8.725cm" svg:y="1.1cm">
          <text:p text:style-name="P1">Try to find server address</text:p>
          <text:p text:style-name="P1">using get_host() method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" draw:text-style-name="P3" draw:layer="layout" svg:x1="21.175cm" svg:y1="3.65cm" svg:x2="23.775cm" svg:y2="3.65cm">
          <text:p/>
        </draw:line>
        <draw:line draw:style-name="gr2" draw:text-style-name="P3" draw:layer="layout" svg:x1="6.125cm" svg:y1="3.65cm" svg:x2="8.725cm" svg:y2="3.65cm">
          <text:p/>
        </draw:line>
        <draw:line draw:style-name="gr3" draw:text-style-name="P3" draw:layer="layout" svg:x1="6.175cm" svg:y1="3.65cm" svg:x2="6.175cm" svg:y2="6.1cm">
          <text:p/>
        </draw:line>
        <draw:line draw:style-name="gr3" draw:text-style-name="P3" draw:layer="layout" svg:x1="23.775cm" svg:y1="3.65cm" svg:x2="23.775cm" svg:y2="8.8cm">
          <text:p/>
        </draw:line>
        <draw:frame draw:style-name="gr4" draw:text-style-name="P4" draw:layer="controls" svg:width="3.601cm" svg:height="0.962cm" svg:x="4.524cm" svg:y="2.6cm">
          <draw:text-box>
            <text:p>Unsuccess</text:p>
          </draw:text-box>
        </draw:frame>
        <draw:custom-shape draw:style-name="gr5" draw:text-style-name="P6" draw:layer="controls" svg:width="8cm" svg:height="1.8cm" svg:x="2.175cm" svg:y="6.1cm">
          <text:p text:style-name="P5">Run server Server.run()</text:p>
          <draw:enhanced-geometry svg:viewBox="0 0 21600 21600" draw:type="rectangle" draw:enhanced-path="M 0 0 L 21600 0 21600 21600 0 21600 0 0 Z N"/>
        </draw:custom-shape>
        <draw:line draw:style-name="gr3" draw:text-style-name="P3" draw:layer="controls" svg:x1="6.175cm" svg:y1="7.9cm" svg:x2="6.175cm" svg:y2="8.8cm">
          <text:p/>
        </draw:line>
        <draw:custom-shape draw:style-name="gr6" draw:text-style-name="P6" draw:layer="controls" svg:width="25.65cm" svg:height="1.8cm" svg:x="2.15cm" svg:y="8.8cm">
          <text:p text:style-name="P5">Run infinite loop to send module`s data and handle client task</text:p>
          <draw:enhanced-geometry svg:viewBox="0 0 21600 21600" draw:type="rectangle" draw:enhanced-path="M 0 0 L 21600 0 21600 21600 0 21600 0 0 Z N"/>
        </draw:custom-shape>
        <draw:frame draw:style-name="gr4" draw:text-style-name="P4" draw:layer="controls" svg:width="2.898cm" svg:height="0.962cm" svg:x="22.425cm" svg:y="2.6cm">
          <draw:text-box>
            <text:p>Success</text:p>
          </draw:text-box>
        </draw:frame>
        <draw:line draw:style-name="gr3" draw:text-style-name="P3" draw:layer="measurelines" svg:x1="14.975cm" svg:y1="10.6cm" svg:x2="14.975cm" svg:y2="11.5cm">
          <text:p/>
        </draw:line>
        <draw:custom-shape draw:style-name="gr7" draw:text-style-name="P6" xml:id="id3" draw:id="id3" draw:layer="measurelines" svg:width="7.2cm" svg:height="3.105cm" svg:x="11.35cm" svg:y="11.4cm">
          <text:p text:style-name="P5">Check task queu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" draw:text-style-name="P3" draw:layer="measurelines" svg:x1="6.1cm" svg:y1="12.95cm" svg:x2="11.35cm" svg:y2="12.95cm">
          <text:p/>
        </draw:line>
        <draw:line draw:style-name="gr3" draw:text-style-name="P3" draw:layer="measurelines" svg:x1="14.95cm" svg:y1="14.5cm" svg:x2="14.95cm" svg:y2="16.95cm">
          <text:p/>
        </draw:line>
        <draw:frame draw:style-name="gr4" draw:text-style-name="P4" draw:layer="measurelines" svg:width="2.301cm" svg:height="0.962cm" svg:x="15.1cm" svg:y="15.038cm">
          <draw:text-box>
            <text:p>Empty</text:p>
          </draw:text-box>
        </draw:frame>
        <draw:frame draw:style-name="gr4" draw:text-style-name="P4" draw:layer="measurelines" svg:width="3.393cm" svg:height="0.962cm" svg:x="4.5cm" svg:y="12cm">
          <draw:text-box>
            <text:p>Not empty</text:p>
          </draw:text-box>
        </draw:frame>
        <draw:custom-shape draw:style-name="gr5" draw:text-style-name="P6" xml:id="id1" draw:id="id1" draw:layer="measurelines" svg:width="8cm" svg:height="1.8cm" svg:x="2.175cm" svg:y="13.8cm">
          <text:p text:style-name="P5">Make each task</text:p>
          <draw:enhanced-geometry svg:viewBox="0 0 21600 21600" draw:type="rectangle" draw:enhanced-path="M 0 0 L 21600 0 21600 21600 0 21600 0 0 Z N"/>
        </draw:custom-shape>
        <draw:line draw:style-name="gr3" draw:text-style-name="P3" draw:layer="measurelines" svg:x1="6.1cm" svg:y1="12.95cm" svg:x2="6.1cm" svg:y2="13.85cm">
          <text:p/>
        </draw:line>
        <draw:custom-shape draw:style-name="gr8" draw:text-style-name="P8" xml:id="id2" draw:id="id2" draw:layer="measurelines" svg:width="9.65cm" svg:height="3.8cm" svg:x="10.1cm" svg:y="16.9cm">
          <text:p text:style-name="P7">Check connected ports lis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3" draw:layer="measurelines" svg:x1="6.175cm" svg:y1="15.6cm" svg:x2="10.1cm" svg:y2="18.8cm" draw:start-shape="id1" draw:start-glue-point="2" draw:end-shape="id2" draw:end-glue-point="5" svg:d="M6175 15600v3200h3925" svg:viewBox="0 0 3926 3201">
          <text:p/>
        </draw:connector>
        <draw:connector draw:style-name="gr3" draw:text-style-name="P3" draw:layer="measurelines" draw:line-skew="3.448cm" svg:x1="19.75cm" svg:y1="18.8cm" svg:x2="18.55cm" svg:y2="12.952cm" draw:start-shape="id2" draw:start-glue-point="7" draw:end-shape="id3" draw:end-glue-point="7" svg:d="M19750 18800h3950v-5848h-5150" svg:viewBox="0 0 5151 5849">
          <text:p/>
        </draw:connector>
        <draw:line draw:style-name="gr3" draw:text-style-name="P3" draw:layer="measurelines" svg:x1="14.95cm" svg:y1="20.7cm" svg:x2="14.95cm" svg:y2="21.6cm">
          <text:p/>
        </draw:line>
        <draw:custom-shape draw:style-name="gr5" draw:text-style-name="P6" draw:layer="measurelines" svg:width="8cm" svg:height="1.8cm" svg:x="10.95cm" svg:y="21.6cm">
          <text:p text:style-name="P5">Collect modules data</text:p>
          <draw:enhanced-geometry svg:viewBox="0 0 21600 21600" draw:type="rectangle" draw:enhanced-path="M 0 0 L 21600 0 21600 21600 0 21600 0 0 Z N"/>
        </draw:custom-shape>
        <draw:frame draw:style-name="gr9" draw:text-style-name="P4" draw:layer="measurelines" svg:width="2.301cm" svg:height="0.962cm" svg:x="20.599cm" svg:y="17.8cm">
          <draw:text-box>
            <text:p>Empty</text:p>
          </draw:text-box>
        </draw:frame>
        <draw:frame draw:style-name="gr4" draw:text-style-name="P4" draw:layer="measurelines" svg:width="3.393cm" svg:height="0.962cm" svg:x="15.2cm" svg:y="20.6cm">
          <draw:text-box>
            <text:p>Not empty</text:p>
          </draw:text-box>
        </draw:frame>
        <draw:custom-shape draw:style-name="gr10" draw:text-style-name="P8" xml:id="id4" draw:id="id4" draw:layer="measurelines" svg:width="11.199cm" svg:height="3.8cm" svg:x="9.4cm" svg:y="24.2cm">
          <text:p text:style-name="P7">Try to send data for 15 attemp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3" draw:layer="measurelines" svg:x1="14.95cm" svg:y1="23.4cm" svg:x2="14.95cm" svg:y2="24.3cm">
          <text:p/>
        </draw:line>
        <draw:frame draw:style-name="gr4" draw:text-style-name="P4" draw:layer="measurelines" svg:width="2.898cm" svg:height="0.962cm" svg:x="20.802cm" svg:y="25.1cm">
          <draw:text-box>
            <text:p>Success</text:p>
          </draw:text-box>
        </draw:frame>
        <draw:connector draw:style-name="gr3" draw:text-style-name="P3" draw:layer="measurelines" draw:line-skew="3.6cm" svg:x1="20.599cm" svg:y1="26.1cm" svg:x2="18.55cm" svg:y2="12.952cm" draw:start-shape="id4" draw:start-glue-point="7" draw:end-shape="id3" draw:end-glue-point="7" svg:d="M20599 26100h4101v-13148h-6150" svg:viewBox="0 0 6151 13149">
          <text:p/>
        </draw:connector>
        <draw:custom-shape draw:style-name="gr11" draw:text-style-name="P8" xml:id="id5" draw:id="id5" draw:layer="measurelines" svg:width="11.55cm" svg:height="4.3cm" svg:x="2.15cm" svg:y="27.5cm">
          <text:p text:style-name="P7">Try to connect to next server</text:p>
          <text:p text:style-name="P7">address in the lis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3" draw:layer="measurelines" svg:x1="9.4cm" svg:y1="26.1cm" svg:x2="7.925cm" svg:y2="27.5cm" draw:start-shape="id4" draw:start-glue-point="5" draw:end-shape="id5" draw:end-glue-point="4" svg:d="M9400 26100h-1475v1400" svg:viewBox="0 0 1476 1401">
          <text:p/>
        </draw:connector>
        <draw:frame draw:style-name="gr4" draw:text-style-name="P4" draw:layer="measurelines" svg:width="3.601cm" svg:height="0.962cm" svg:x="6.3cm" svg:y="25cm">
          <draw:text-box>
            <text:p>Unsuccess</text:p>
          </draw:text-box>
        </draw:frame>
        <draw:connector draw:style-name="gr3" draw:text-style-name="P3" draw:layer="measurelines" draw:line-skew="6.648cm" svg:x1="13.7cm" svg:y1="29.65cm" svg:x2="18.55cm" svg:y2="12.952cm" draw:start-shape="id5" draw:start-glue-point="7" draw:end-shape="id3" draw:end-glue-point="7" svg:d="M13700 29650h12000v-16698h-7150" svg:viewBox="0 0 12001 16699">
          <text:p/>
        </draw:connector>
        <draw:frame draw:style-name="gr4" draw:text-style-name="P4" draw:layer="measurelines" svg:width="2.898cm" svg:height="0.962cm" svg:x="18.1cm" svg:y="28.6cm">
          <draw:text-box>
            <text:p>Success</text:p>
          </draw:text-box>
        </draw:frame>
        <draw:line draw:style-name="gr3" draw:text-style-name="P3" draw:layer="measurelines" svg:x1="7.9cm" svg:y1="31.8cm" svg:x2="7.9cm" svg:y2="32.7cm">
          <text:p/>
        </draw:line>
        <draw:custom-shape draw:style-name="gr5" draw:text-style-name="P6" xml:id="id6" draw:id="id6" draw:layer="measurelines" svg:width="8cm" svg:height="1.8cm" svg:x="3.9cm" svg:y="32.7cm">
          <text:p text:style-name="P5">Run server Server.run()</text:p>
          <draw:enhanced-geometry svg:viewBox="0 0 21600 21600" draw:type="rectangle" draw:enhanced-path="M 0 0 L 21600 0 21600 21600 0 21600 0 0 Z N"/>
        </draw:custom-shape>
        <draw:connector draw:style-name="gr12" draw:text-style-name="P3" draw:layer="measurelines" draw:line-skew="7.648cm" svg:x1="11.9cm" svg:y1="33.6cm" svg:x2="18.55cm" svg:y2="12.952cm" draw:start-shape="id6" draw:start-glue-point="1" draw:end-shape="id3" draw:end-glue-point="7" svg:d="M11900 33600h14800v-20648h-8150" svg:viewBox="0 0 14801 20649">
          <text:p text:style-name="P5"/>
        </draw:connector>
        <draw:frame draw:style-name="gr4" draw:text-style-name="P4" draw:layer="measurelines" svg:width="3.601cm" svg:height="0.962cm" svg:x="8.099cm" svg:y="31.638cm">
          <draw:text-box>
            <text:p>Unsucce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6:29:27.682663788</meta:creation-date>
    <dc:date>2017-11-11T19:49:41.219871175</dc:date>
    <meta:editing-duration>PT32M25S</meta:editing-duration>
    <meta:editing-cycles>5</meta:editing-cycles>
    <meta:generator>LibreOffice/5.1.6.2$Linux_X86_64 LibreOffice_project/10m0$Build-2</meta:generator>
    <meta:document-statistic meta:object-count="38"/>
  </office:meta>
</office:document-meta>
</file>